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officeooo:rsid="000f55ae" officeooo:paragraph-rsid="0026874a" style:font-size-asian="14pt" style:font-size-complex="14pt"/>
    </style:style>
    <style:style style:name="P2" style:family="paragraph" style:parent-style-name="Standard">
      <style:text-properties style:font-name="Calibri" fo:font-size="14pt" officeooo:rsid="000f55ae" officeooo:paragraph-rsid="0021b19c" style:font-size-asian="14pt" style:font-size-complex="14pt"/>
    </style:style>
    <style:style style:name="P3" style:family="paragraph" style:parent-style-name="Standard">
      <style:text-properties style:font-name="Calibri" fo:font-size="14pt" officeooo:rsid="001fcb51" officeooo:paragraph-rsid="0026874a" style:font-size-asian="14pt" style:font-size-complex="14pt"/>
    </style:style>
    <style:style style:name="P4" style:family="paragraph" style:parent-style-name="Standard">
      <style:text-properties style:font-name="Calibri" fo:font-size="14pt" officeooo:rsid="000aded1" officeooo:paragraph-rsid="0026874a" style:font-size-asian="14pt" style:font-size-complex="14pt"/>
    </style:style>
    <style:style style:name="P5" style:family="paragraph" style:parent-style-name="Standard">
      <style:text-properties style:font-name="Calibri" fo:font-size="14pt" officeooo:rsid="0026874a" officeooo:paragraph-rsid="0026874a" style:font-size-asian="14pt" style:font-size-complex="14pt"/>
    </style:style>
    <style:style style:name="P6" style:family="paragraph" style:parent-style-name="Standard">
      <style:text-properties style:font-name="Calibri" fo:font-size="14pt" officeooo:rsid="0021b19c" officeooo:paragraph-rsid="0026874a" style:font-size-asian="14pt" style:font-size-complex="14pt"/>
    </style:style>
    <style:style style:name="P7" style:family="paragraph" style:parent-style-name="Standard">
      <style:text-properties style:font-name="Calibri" fo:font-size="14pt" officeooo:rsid="001673a2" officeooo:paragraph-rsid="001db4af" style:font-size-asian="14pt" style:font-size-complex="14pt"/>
    </style:style>
    <style:style style:name="P8" style:family="paragraph" style:parent-style-name="Standard">
      <style:text-properties style:font-name="Calibri" fo:font-size="14pt" officeooo:rsid="0017595f" officeooo:paragraph-rsid="0026874a" style:font-size-asian="14pt" style:font-size-complex="14pt"/>
    </style:style>
    <style:style style:name="P9" style:family="paragraph" style:parent-style-name="Standard">
      <style:text-properties style:font-name="Calibri" fo:font-size="14pt" officeooo:rsid="001db4af" officeooo:paragraph-rsid="0026874a" style:font-size-asian="14pt" style:font-size-complex="14pt"/>
    </style:style>
    <style:style style:name="P10" style:family="paragraph" style:parent-style-name="Standard">
      <style:text-properties style:font-name="Calibri" fo:font-size="14pt" officeooo:rsid="0027bf98" officeooo:paragraph-rsid="0027bf98" style:font-size-asian="14pt" style:font-size-complex="14pt"/>
    </style:style>
    <style:style style:name="P11" style:family="paragraph" style:parent-style-name="Standard">
      <style:text-properties style:font-name="Calibri" fo:font-size="14pt" officeooo:rsid="0027bf98" officeooo:paragraph-rsid="001cd218" style:font-size-asian="14pt" style:font-size-complex="14pt"/>
    </style:style>
    <style:style style:name="P12" style:family="paragraph" style:parent-style-name="Standard">
      <style:text-properties style:font-name="Calibri" fo:font-size="14pt" officeooo:rsid="0027bf98" officeooo:paragraph-rsid="00283a56" style:font-size-asian="14pt" style:font-size-complex="14pt"/>
    </style:style>
    <style:style style:name="P13" style:family="paragraph" style:parent-style-name="Standard">
      <style:text-properties style:font-name="Calibri" fo:font-size="14pt" officeooo:rsid="00283a56" officeooo:paragraph-rsid="00283a56" style:font-size-asian="14pt" style:font-size-complex="14pt"/>
    </style:style>
    <style:style style:name="P14" style:family="paragraph" style:parent-style-name="Standard">
      <style:text-properties style:font-name="Calibri" officeooo:rsid="00283a56" officeooo:paragraph-rsid="00283a56"/>
    </style:style>
    <style:style style:name="P15" style:family="paragraph" style:parent-style-name="Standard">
      <style:text-properties style:font-name="Calibri Light" fo:font-size="22pt" officeooo:rsid="0021a251" officeooo:paragraph-rsid="0026874a" style:font-size-asian="22pt" style:font-size-complex="22pt"/>
    </style:style>
    <style:style style:name="P16" style:family="paragraph" style:parent-style-name="Standard">
      <style:text-properties style:font-name="Calibri Light" fo:font-size="22pt" officeooo:rsid="0026874a" officeooo:paragraph-rsid="0026874a" style:font-size-asian="22pt" style:font-size-complex="22pt"/>
    </style:style>
    <style:style style:name="P17" style:family="paragraph" style:parent-style-name="Standard">
      <style:text-properties style:font-name="Calibri Light1" fo:font-size="13pt" fo:font-style="italic" officeooo:rsid="0027bf98" officeooo:paragraph-rsid="0027bf98" style:font-size-asian="13pt" style:font-style-asian="italic" style:font-size-complex="13pt" style:font-style-complex="italic"/>
    </style:style>
    <style:style style:name="P18" style:family="paragraph" style:parent-style-name="Standard">
      <style:paragraph-properties fo:break-before="page"/>
      <style:text-properties style:font-name="Calibri Light" fo:font-size="22pt" officeooo:rsid="0026874a" officeooo:paragraph-rsid="0026874a" style:font-size-asian="22pt" style:font-size-complex="22pt"/>
    </style:style>
    <style:style style:name="P19" style:family="paragraph" style:parent-style-name="Standard">
      <style:text-properties style:font-name="Calibri Light1" fo:font-size="40pt" officeooo:rsid="0026874a" officeooo:paragraph-rsid="0002b5ab" style:font-size-asian="40pt" style:font-size-complex="40pt"/>
    </style:style>
    <style:style style:name="P20" style:family="paragraph" style:parent-style-name="Standard">
      <style:text-properties style:font-name="Calibri Light1" fo:font-size="14pt" fo:font-weight="bold" officeooo:rsid="00283a56" officeooo:paragraph-rsid="00283a56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Calibri Light" fo:font-size="22pt" officeooo:rsid="0026874a" officeooo:paragraph-rsid="0026874a" style:font-size-asian="22pt" style:font-size-complex="22pt"/>
    </style:style>
    <style:style style:name="P22" style:family="paragraph" style:parent-style-name="Standard">
      <style:text-properties style:font-name="Calibri" fo:font-size="14pt" officeooo:rsid="00283a56" officeooo:paragraph-rsid="00283a5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1a251"/>
    </style:style>
    <style:style style:name="T4" style:family="text">
      <style:text-properties officeooo:rsid="0026874a"/>
    </style:style>
    <style:style style:name="T5" style:family="text">
      <style:text-properties officeooo:rsid="0027bf98"/>
    </style:style>
    <style:style style:name="T6" style:family="text">
      <style:text-properties officeooo:rsid="00283a56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28e2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lämning 1</text:p>
      <text:p text:style-name="P17">Avancerad webutveckling med ASP.NET</text:p>
      <text:p text:style-name="P20"/>
      <text:p text:style-name="P14"><text:span text:style-name="T7">Deadline</text:span><text:span text:style-name="T8">: söndag 10:e december 2017 kl 23:59</text:span></text:p>
      <text:p text:style-name="P15"><text:line-break/>Uppgift</text:p>
      <text:p text:style-name="P4"/>
      <text:p text:style-name="P5">Bygg ett <text:span text:style-name="T1">kundregister</text:span> med ASP.NET Core Web Api. Användaren ska kunna visa, ändra, ta bort och uppdatera kunder. Uppgifter att lagra för en kund: förnamn, efternamn, epostadress, kön, ålder.</text:p>
      <text:p text:style-name="P5"/>
      <text:p text:style-name="P5">Du ska göra AJAX anrop med javascript (förslagsvis jQuery)</text:p>
      <text:p text:style-name="P5"/>
      <text:p text:style-name="P5">Publicera på en live-sajt (förslagsvis <text:a xlink:type="simple" xlink:href="http://smarterasp.net/" text:style-name="Internet_20_link" text:visited-style-name="Visited_20_Internet_20_Link">smarterasp.net</text:a>). </text:p>
      <text:p text:style-name="P5"/>
      <text:p text:style-name="P5">Obs:</text:p>
      <text:p text:style-name="P3">- Använd inga vyer (*.cshtml) i projektet</text:p>
      <text:p text:style-name="P3">- Använd bara en html-fil för gränsnittet (<text:span text:style-name="T3">det </text:span>kallas <text:span text:style-name="T2">Single Page Application</text:span>)</text:p>
      <text:p text:style-name="P6">- Använd GIT <text:span text:style-name="T4">och lägg upp på github.com</text:span></text:p>
      <text:p text:style-name="P6"/>
      <text:p text:style-name="P16">Leverans</text:p>
      <text:p text:style-name="P4"/>
      <text:p text:style-name="P5">När du är klar, skicka följande länkar till <text:a xlink:type="simple" xlink:href="mailto:happybits@gmail.com" text:style-name="Internet_20_link" text:visited-style-name="Visited_20_Internet_20_Link">happ</text:a><text:a xlink:type="simple" xlink:href="mailto:happybits@gmail.com" text:style-name="Internet_20_link" text:visited-style-name="Visited_20_Internet_20_Link"><text:span text:style-name="T6">y</text:span></text:a><text:a xlink:type="simple" xlink:href="mailto:happybits@gmail.com" text:style-name="Internet_20_link" text:visited-style-name="Visited_20_Internet_20_Link">bits@gmail.com</text:a></text:p>
      <text:p text:style-name="P5">- En länk till ditt repository <text:span text:style-name="T6">på</text:span> <text:span text:style-name="T5">G</text:span>it<text:span text:style-name="T5">H</text:span>ub</text:p>
      <text:p text:style-name="P5">- En länk till en publik sajt där ditt kundregister finns</text:p>
      <text:p text:style-name="P10">- Endast för VG: en länk till en av dina loggfiler (se nedan).</text:p>
      <text:p text:style-name="P10"/>
      <text:p text:style-name="P13">(du behöver alltså inte lämna in nån zip med din kod)</text:p>
      <text:p text:style-name="P2"/>
      <text:p text:style-name="P16"/>
      <text:p text:style-name="P18"><text:span text:style-name="T5">G</text:span>odkänt</text:p>
      <text:p text:style-name="P11"/>
      <text:p text:style-name="P5"><text:span text:style-name="T5">1. </text:span>Projektet ska fungera felfritt på den publika sajten.</text:p>
      <text:p text:style-name="P5"/>
      <text:p text:style-name="P5"/>
      <text:p text:style-name="P16"><text:span text:style-name="T5">V</text:span>äl godkänt</text:p>
      <text:p text:style-name="P4"/>
      <text:p text:style-name="P13">För VG behöver följande uppfyllas, i prioritetsordning:</text:p>
      <text:p text:style-name="P5">1. Projektet ska fungera felfritt på den publika sajten.</text:p>
      <text:p text:style-name="P5">2. Koden ska vara lätt att läsa (för en utomstående, t.ex en klasskamrat som inte sett din kod <text:span text:style-name="T6">tidigare</text:span>).</text:p>
      <text:p text:style-name="P5">3. Det ska finnas möjlighet att återanvända delar av din kod i andra projekt (detta behöver inte överdrivas, men tänk <text:span text:style-name="T6">på att göra</text:span> korta metoder som <text:span text:style-name="T6">bara </text:span>gör en sak)</text:p>
      <text:p text:style-name="P5"/>
      <text:p text:style-name="P5">Dessutom: </text:p>
      <text:p text:style-name="P1"/>
      <text:p text:style-name="P8">Uppdatera databas, <text:span text:style-name="T6">API</text:span> <text:span text:style-name="T6">och gränsnitt</text:span> så det går att hålla koll på <text:span text:style-name="T1">när</text:span> en kund är <text:span text:style-name="T1">uppdaterad</text:span> och när den är <text:span text:style-name="T1">skapad</text:span>.</text:p>
      <text:p text:style-name="P8"/>
      <text:p text:style-name="P9">Skapa en <text:span text:style-name="T1">seed</text:span>-funktion. Lägg en textfil med kunder på hemsidan. När användaren trycker på en knapp “Seed” så raderas alla kunder i databasen och kunderna från textfilen läggs in.</text:p>
      <text:p text:style-name="P5"/>
      <text:p text:style-name="P12">Lägg till en <text:span text:style-name="T1">loggningsfunktion</text:span>. Använd förslagsvis N<text:span text:style-name="T9">L</text:span>og.<text:span text:style-name="T9">Web.AspNetCore</text:span>. <text:span text:style-name="T6">Skriv ett meddelande i loggen vid dessa händelser:</text:span></text:p>
      <text:p text:style-name="P13">- Ett anrop görs för att hämta alla kunderna</text:p>
      <text:p text:style-name="P13">- Ett anrop görs för att lägga till en kund</text:p>
      <text:p text:style-name="P12"/>
      <text:p text:style-name="P13">(Du får logga fler saker om du vill)</text:p>
      <text:p text:style-name="P1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2-05T19:58:41.835000000</dc:date>
    <meta:editing-duration>PT4H44M4S</meta:editing-duration>
    <meta:editing-cycles>35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31" meta:word-count="310" meta:character-count="1847" meta:non-whitespace-character-count="1565"/>
  </office:meta>
</office:document-meta>
</file>